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79cm" svg:stroke-color="#000000" draw:stroke-linejoin="miter" draw:fill="none" draw:fill-color="#bbe0e3" draw:textarea-horizontal-align="left" draw:textarea-vertical-align="middle" draw:auto-grow-height="false" fo:min-height="4.396cm" fo:min-width="5.638cm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objectwithoutfill">
      <style:graphic-properties svg:stroke-width="0.018cm" draw:marker-start-width="0.327cm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P1" style:family="paragraph">
      <loext:graphic-properties draw:fill="solid" draw:fill-color="#99ccff"/>
      <style:paragraph-properties style:writing-mode="lr-tb"/>
    </style:style>
    <style:style style:name="P2" style:family="paragraph">
      <loext:graphic-properties draw:fill="none" draw:fill-color="#bbe0e3"/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0.172cm" svg:height="0.176cm" svg:x="1.546cm" svg:y="1.12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.894cm" svg:y="2.02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2.948cm" svg:y="1.48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2.419cm" svg:y="3.0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3.826cm" svg:y="1.6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.369cm" svg:y="4.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1.546cm" svg:y="3.2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2.247cm" svg:y="3.99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2.071cm" svg:y="4.7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2.247cm" svg:y="1.12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3.473cm" svg:y="2.3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2.948cm" svg:y="3.45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2.772cm" svg:y="4.35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2" draw:layer="layout" svg:width="6.138cm" svg:height="4.656cm" svg:x="1.193cm" svg:y="0.5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76cm" svg:height="0.176cm" svg:x="2.071cm" svg:y="1.6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2.419cm" svg:y="2.02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2.772cm" svg:y="2.3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3.12cm" svg:y="2.73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3.473cm" svg:y="3.09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3.473cm" svg:y="0.94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.718cm" svg:y="2.73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6cm" svg:x="3.296cm" svg:y="3.99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3.296cm" svg:y="4.7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3.296cm" svg:y="1.84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3.998cm" svg:y="2.73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4.174cm" svg:y="1.12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3.998cm" svg:y="4.35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7cm" svg:x="4.35cm" svg:y="4.88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3.998cm" svg:y="3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4.174cm" svg:y="2.3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4.527cm" svg:y="3.27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4.699cm" svg:y="4.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4.699cm" svg:y="1.84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228cm" svg:y="3.8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5.404cm" svg:y="4.7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929cm" svg:y="4.35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5.052cm" svg:y="1.12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052cm" svg:y="2.73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753cm" svg:y="3.6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5.404cm" svg:y="2.20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6.63cm" svg:y="4.35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6.277cm" svg:y="4.7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929cm" svg:y="2.91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5.404cm" svg:y="1.66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6cm" svg:x="6.63cm" svg:y="3.45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6.105cm" svg:y="2.20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5.929cm" svg:y="1.12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6.63cm" svg:y="1.84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6.63cm" svg:y="2.73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6cm" svg:x="6.63cm" svg:y="1.12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4" draw:layer="layout" svg:width="7.424cm" svg:height="1.371cm" svg:x="0.548cm" svg:y="5.555cm">
            <text:p text:style-name="P3"><text:span text:style-name="T1">M</text:span><text:span text:style-name="T1">i</text:span><text:span text:style-name="T1">c</text:span><text:span text:style-name="T1">r</text:span><text:span text:style-name="T1">o</text:span><text:span text:style-name="T1">s</text:span><text:span text:style-name="T1">c</text:span><text:span text:style-name="T1">o</text:span><text:span text:style-name="T1">p</text:span><text:span text:style-name="T1">i</text:span><text:span text:style-name="T1">c</text:span><text:span text:style-name="T1"> </text:span><text:span text:style-name="T1">v</text:span><text:span text:style-name="T1">i</text:span><text:span text:style-name="T1">e</text:span><text:span text:style-name="T1">w</text:span><text:span text:style-name="T1">:</text:span></text:p>
            <text:p text:style-name="P3"><text:span text:style-name="T2">I</text:span><text:span text:style-name="T2">n</text:span><text:span text:style-name="T2">d</text:span><text:span text:style-name="T2">i</text:span><text:span text:style-name="T2">v</text:span><text:span text:style-name="T2">i</text:span><text:span text:style-name="T2">d</text:span><text:span text:style-name="T2">u</text:span><text:span text:style-name="T2">a</text:span><text:span text:style-name="T2">l</text:span><text:span text:style-name="T2"> </text:span><text:span text:style-name="T2">a</text:span><text:span text:style-name="T2">t</text:span><text:span text:style-name="T2">o</text:span><text:span text:style-name="T2">m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o</text:span><text:span text:style-name="T2">l</text:span><text:span text:style-name="T2">e</text:span><text:span text:style-name="T2">c</text:span><text:span text:style-name="T2">u</text:span><text:span text:style-name="T2">l</text:span><text:span text:style-name="T2">e</text:span><text:span text:style-name="T2">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4" draw:layer="layout" svg:width="8.283cm" svg:height="1.371cm" svg:x="10.277cm" svg:y="5.571cm">
            <text:p text:style-name="P3"><text:span text:style-name="T3">Macroscopic view:</text:span><text:span text:style-name="T4"> homogeneous</text:span></text:p>
            <text:p text:style-name="P3"><text:span text:style-name="T4">distribution of atoms and molecules</text:span></text:p>
            <draw:enhanced-geometry svg:viewBox="0 0 21600 21600" draw:type="rectangle" draw:enhanced-path="M 0 0 L 21600 0 21600 21600 0 21600 0 0 Z N"/>
          </draw:custom-shape>
          <draw:rect draw:style-name="gr4" draw:text-style-name="P5" draw:layer="layout" svg:width="6.396cm" svg:height="4.669cm" svg:x="11.246cm" svg:y="0.59cm">
            <text:p/>
          </draw:rect>
        </draw:g>
        <draw:g>
          <draw:custom-shape draw:style-name="gr1" draw:text-style-name="P1" draw:layer="layout" svg:width="0.172cm" svg:height="0.176cm" svg:x="1.568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.916cm" svg:y="9.81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2.97cm" svg:y="9.27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2.441cm" svg:y="10.8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3.848cm" svg:y="9.45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.391cm" svg:y="11.9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1.568cm" svg:y="11.06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2.269cm" svg:y="11.7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2.093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2.269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3.495cm" svg:y="10.1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2.97cm" svg:y="11.2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2.794cm" svg:y="12.1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2" draw:layer="layout" svg:width="6.138cm" svg:height="4.656cm" svg:x="1.215cm" svg:y="8.38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76cm" svg:height="0.176cm" svg:x="2.093cm" svg:y="9.45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2.441cm" svg:y="9.81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2.794cm" svg:y="10.1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3.142cm" svg:y="10.5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3.495cm" svg:y="10.8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3.495cm" svg:y="8.73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.74cm" svg:y="10.5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6cm" svg:x="3.318cm" svg:y="11.7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3.318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3.318cm" svg:y="9.63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4.02cm" svg:y="10.5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4.196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4.02cm" svg:y="12.1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7cm" svg:x="4.372cm" svg:y="12.68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4.02cm" svg:y="11.4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4.196cm" svg:y="10.1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4.549cm" svg:y="11.06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4.721cm" svg:y="11.9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4.721cm" svg:y="9.63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25cm" svg:y="11.6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5.426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951cm" svg:y="12.1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5.074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074cm" svg:y="10.5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775cm" svg:y="11.4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5.426cm" svg:y="9.99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6.652cm" svg:y="12.1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6.299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5.951cm" svg:y="10.7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5.426cm" svg:y="9.45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6cm" svg:x="6.652cm" svg:y="11.2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6.127cm" svg:y="9.99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5.951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6.652cm" svg:y="9.63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6.652cm" svg:y="10.5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6cm" svg:x="6.652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4" draw:layer="layout" svg:width="7.356cm" svg:height="1.371cm" svg:x="0.582cm" svg:y="13.347cm">
            <text:p text:style-name="P3"><text:span text:style-name="T2">Canonical ensemble member 1</text:span></text:p>
            <text:p text:style-name="P3"><text:span text:style-name="T5">Macroscopic </text:span><text:span text:style-name="T6">V</text:span><text:span text:style-name="T2">, </text:span><text:span text:style-name="T6">T</text:span><text:span text:style-name="T2">, </text:span><text:span text:style-name="T6">n</text:span><text:span text:style-name="T2"> fixed</text:span></text:p>
            <draw:enhanced-geometry svg:viewBox="0 0 21600 21600" draw:type="rectangle" draw:enhanced-path="M 0 0 L 21600 0 21600 21600 0 21600 0 0 Z N"/>
          </draw:custom-shape>
        </draw:g>
        <draw:line draw:style-name="gr5" draw:text-style-name="P6" draw:layer="layout" svg:x1="0.181cm" svg:y1="7.612cm" svg:x2="18.895cm" svg:y2="7.612cm">
          <text:p/>
        </draw:line>
        <draw:g>
          <draw:custom-shape draw:style-name="gr1" draw:text-style-name="P1" draw:layer="layout" svg:width="0.172cm" svg:height="0.176cm" svg:x="11.704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2.052cm" svg:y="9.81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13.106cm" svg:y="9.27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12.577cm" svg:y="10.8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13.984cm" svg:y="9.45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2.027cm" svg:y="11.5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11.704cm" svg:y="11.06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12.405cm" svg:y="11.7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2.229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12.405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3.931cm" svg:y="9.9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13.106cm" svg:y="11.2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2.93cm" svg:y="12.6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2" draw:layer="layout" svg:width="6.138cm" svg:height="4.656cm" svg:x="11.351cm" svg:y="8.38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76cm" svg:height="0.176cm" svg:x="12.229cm" svg:y="9.45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64cm" svg:x="12.577cm" svg:y="9.996cm">
            <text:p/>
            <draw:enhanced-geometry svg:viewBox="0 0 21600 21600" draw:glue-points="10800 0 3160 3160 0 10800 3160 18440 10800 21600 18440 18440 21600 10800 18440 3160" draw:text-areas="3200 3200 18400 18400" draw:mirror-vertical="true" draw:type="ellipse" draw:enhanced-path="U 10800 10800 10800 10800 0 360 Z N"/>
          </draw:custom-shape>
          <draw:custom-shape draw:style-name="gr1" draw:text-style-name="P1" draw:layer="layout" svg:width="0.176cm" svg:height="0.181cm" svg:x="12.93cm" svg:y="10.1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2.578cm" svg:y="10.3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13.631cm" svg:y="10.89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3.631cm" svg:y="8.73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1.576cm" svg:y="10.3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6cm" svg:x="13.454cm" svg:y="11.78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3.454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3.454cm" svg:y="10.13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4.156cm" svg:y="10.5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14.532cm" svg:y="9.1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4.156cm" svg:y="12.1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7cm" svg:x="14.508cm" svg:y="12.68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4.156cm" svg:y="11.4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4.632cm" svg:y="10.3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14.785cm" svg:y="11.06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4.857cm" svg:y="11.9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4.857cm" svg:y="9.63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5.386cm" svg:y="11.6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81cm" svg:x="15.562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6.087cm" svg:y="11.5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15.21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5.21cm" svg:y="10.5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6.611cm" svg:y="11.62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15.562cm" svg:y="9.99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6.788cm" svg:y="12.14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6.435cm" svg:y="12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81cm" svg:x="16.087cm" svg:y="10.7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6cm" svg:x="16.788cm" svg:y="11.24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2cm" svg:height="0.176cm" svg:x="16.263cm" svg:y="9.99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6cm" svg:height="0.176cm" svg:x="16.087cm" svg:y="8.9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6.788cm" svg:y="9.634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81cm" svg:x="16.788cm" svg:y="10.5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" draw:text-style-name="P1" draw:layer="layout" svg:width="0.177cm" svg:height="0.176cm" svg:x="17.088cm" svg:y="8.7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4" draw:layer="layout" svg:width="7.356cm" svg:height="1.371cm" svg:x="10.74cm" svg:y="13.347cm">
            <text:p text:style-name="P3"><text:span text:style-name="T2">Canonical ensemble member 2</text:span></text:p>
            <text:p text:style-name="P3"><text:span text:style-name="T5">Macroscopic </text:span><text:span text:style-name="T6">V</text:span><text:span text:style-name="T2">, </text:span><text:span text:style-name="T6">T</text:span><text:span text:style-name="T2">, </text:span><text:span text:style-name="T6">n</text:span><text:span text:style-name="T2"> fixe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72cm" svg:height="0.176cm" svg:x="15.862cm" svg:y="9.45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$Build-2</meta:generator>
    <meta:initial-creator>Jussi Eloranta</meta:initial-creator>
    <meta:creation-date>2008-04-15T21:50:26</meta:creation-date>
    <dc:date>2018-01-02T15:49:53.560472453</dc:date>
    <meta:editing-cycles>8</meta:editing-cycles>
    <meta:editing-duration>PT24M21S</meta:editing-duration>
    <meta:document-statistic meta:object-count="160"/>
    <meta:user-defined meta:name="Info 1"/>
    <meta:user-defined meta:name="Info 2"/>
    <meta:user-defined meta:name="Info 3"/>
    <meta:user-defined meta:name="Info 4"/>
  </office:meta>
</office:document-meta>
</file>